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Bernhard Huurdemann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 office:value-type="string">
            <text:p><text:a xlink:href="mailto:klaus.birken@itemis.de" xlink:type="simple">klaus.birken@itemis.de</text:a></text:p>
          </table:table-cell>
          <table:table-cell office:value-type="float" office:value="361">
            <text:p>361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carsten</text:p>
          </table:table-cell>
          <table:table-cell office:value-type="string">
            <text:p>Carsten Schwarz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christia</text:p>
          </table:table-cell>
          <table:table-cell office:value-type="string">
            <text:p>Christian Wrobel(?)</text:p>
          </table:table-cell>
          <table:table-cell/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4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christop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47">
            <text:p>47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29">
            <text:p>29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 office:value-type="string">
            <text:p><text:a xlink:href="mailto:dmitry.logashenko@stw.de" xlink:type="simple">dmitry.logashenko@stw.de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 office:value-type="string">
            <text:p><text:a xlink:href="mailto:peter.frolkovic@stuba.sk" xlink:type="simple">peter.frolkovic@stuba.sk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abi</text:p>
          </table:table-cell>
          <table:table-cell office:value-type="string">
            <text:p>Gabi Beddies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george</text:p>
          </table:table-cell>
          <table:table-cell office:value-type="string">
            <text:p>George Mazurkiewicz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 office:value-type="string">
            <text:p>awh.hauser@gmx.net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 office:value-type="string">
            <text:p>hrr@protos.de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 office:value-type="string">
            <text:p><text:a xlink:href="mailto:Ingo.Heppner@web.de" xlink:type="simple">Ingo.Heppner@web.de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juergen</text:p>
          </table:table-cell>
          <table:table-cell office:value-type="string">
            <text:p>Jürgen Bey</text:p>
          </table:table-cell>
          <table:table-cell office:value-type="string">
            <text:p>www.datavillage.de/de/impressum.htm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4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os</text:p>
          </table:table-cell>
          <table:table-cell office:value-type="string">
            <text:p>Oliver Sterz(?)</text:p>
          </table:table-cell>
          <table:table-cell office:value-type="string">
            <text:p>oliver.sterz@t-online.de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axion</text:p>
          </table:table-cell>
          <table:table-cell office:value-type="string">
            <text:p>Sebastien Paxion</text:p>
          </table:table-cell>
          <table:table-cell office:value-type="string">
            <text:p>sebastien.paxion@daimlerchrysler.c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</text:p>
          </table:table-cell>
          <table:table-cell office:value-type="string">
            <text:p>drbroser.or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 table:style-name="ce1" office:value-type="string">
            <text:p><text:span text:style-name="T1"><text:a xlink:href="mailto:volker.reichenberger@reutlingen-university.de" xlink:type="simple">volker.reichenberger@reutlingen-university.de</text:a></text:span></text:p>
          </table:table-cell>
          <table:table-cell office:value-type="float" office:value="253">
            <text:p>25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4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3">00.00.0000</text:date>, <text:time style:data-style-name="N2" text:time-value="0000-00-00T16:05: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23T16:06:00</dc:date>
    <meta:editing-duration>P3DT17H48M42S</meta:editing-duration>
    <meta:editing-cycles>40</meta:editing-cycles>
    <meta:document-statistic meta:table-count="1" meta:cell-count="167" meta:object-count="0"/>
  </office:meta>
</office:document-meta>
</file>